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7757" officeooo:paragraph-rsid="00067757"/>
    </style:style>
    <style:style style:name="P2" style:family="paragraph" style:parent-style-name="Title">
      <style:text-properties officeooo:rsid="00067757" officeooo:paragraph-rsid="00067757"/>
    </style:style>
    <style:style style:name="P3" style:family="paragraph" style:parent-style-name="Heading_20_1">
      <style:text-properties officeooo:rsid="00086a7c" officeooo:paragraph-rsid="00086a7c"/>
    </style:style>
    <style:style style:name="P4" style:family="paragraph" style:parent-style-name="Heading_20_1">
      <style:paragraph-properties fo:break-before="page"/>
      <style:text-properties officeooo:rsid="000a286d" officeooo:paragraph-rsid="000a286d"/>
    </style:style>
    <style:style style:name="P5" style:family="paragraph" style:parent-style-name="Heading_20_1">
      <style:paragraph-properties fo:break-before="page"/>
      <style:text-properties officeooo:rsid="000c6711" officeooo:paragraph-rsid="000c6711"/>
    </style:style>
    <style:style style:name="P6" style:family="paragraph" style:parent-style-name="Subtitle">
      <style:text-properties officeooo:rsid="00067757" officeooo:paragraph-rsid="00067757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troController Manual</text:p>
      <text:p text:style-name="P6">version 1.0</text:p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opic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opics</text:p>
          </text:index-title>
          <text:p text:style-name="P7"><text:a xlink:type="simple" xlink:href="#__RefHeading___Toc212_4169763064" text:style-name="Index_20_Link" text:visited-style-name="Index_20_Link">1. Introduction<text:tab/>2</text:a></text:p>
          <text:p text:style-name="P7"><text:a xlink:type="simple" xlink:href="#__RefHeading___Toc318_4169763064" text:style-name="Index_20_Link" text:visited-style-name="Index_20_Link">2. The Retro Controller Component<text:tab/>3</text:a></text:p>
          <text:p text:style-name="P7"><text:a xlink:type="simple" xlink:href="#__RefHeading___Toc531_4169763064" text:style-name="Index_20_Link" text:visited-style-name="Index_20_Link">3. Camera Movements<text:tab/>4</text:a></text:p>
        </text:index-body>
      </text:table-of-content>
      <text:h text:style-name="P3" text:outline-level="1"><text:span text:style-name="T1"/></text:h>
      <text:h text:style-name="P5" text:outline-level="1"><text:bookmark-start text:name="__RefHeading___Toc212_4169763064"/>1. Introduction<text:bookmark-end text:name="__RefHeading___Toc212_4169763064"/></text:h>
      <text:h text:style-name="P4" text:outline-level="1"><text:bookmark-start text:name="__RefHeading___Toc318_4169763064"/>2. The Retro Controller Component<text:bookmark-end text:name="__RefHeading___Toc318_4169763064"/></text:h>
      <text:h text:style-name="P4" text:outline-level="1"><text:bookmark-start text:name="__RefHeading___Toc531_4169763064"/>3. Camera Movements<text:bookmark-end text:name="__RefHeading___Toc531_41697630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20:05:15.429000000</meta:creation-date>
    <dc:date>2018-12-27T20:21:48.771000000</dc:date>
    <meta:editing-duration>PT5M29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9" meta:word-count="28" meta:character-count="179" meta:non-whitespace-character-count="160"/>
  </office:meta>
</office:document-meta>
</file>